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tre1Car" style:family="text">
      <style:text-properties style:font-name-asian="Aptos" fo:language="en" fo:country="US"/>
    </style:style>
    <style:style style:name="P3" style:parent-style-name="Normal" style:family="paragraph">
      <style:text-properties style:font-name="Segoe UI Emoji" style:font-name-complex="Segoe UI Emoji" fo:font-weight="bold" style:font-weight-asian="bold" style:font-weight-complex="bold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Normal" style:list-style-name="LFO1" style:family="paragraph"/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font-weight="bold" style:font-weight-asian="bold" style:font-weight-complex="bold"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font-weight="bold" style:font-weight-asian="bold" style:font-weight-complex="bold" fo:language="en" fo:country="US"/>
    </style:style>
    <style:style style:name="T19" style:parent-style-name="Policepardéfaut" style:family="text">
      <style:text-properties fo:language="en" fo:country="US"/>
    </style:style>
    <style:style style:name="P20" style:parent-style-name="Normal" style:list-style-name="LFO2" style:family="paragraph"/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font-weight="bold" style:font-weight-asian="bold" style:font-weight-complex="bold"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Policepardéfaut" style:family="text">
      <style:text-properties fo:font-weight="bold" style:font-weight-asian="bold" style:font-weight-complex="bold"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Normal" style:list-style-name="LFO3" style:family="paragraph"/>
    <style:style style:name="T29" style:parent-style-name="Policepardéfaut" style:family="text">
      <style:text-properties fo:language="en" fo:country="US"/>
    </style:style>
    <style:style style:name="T30" style:parent-style-name="Policepardéfaut" style:family="text">
      <style:text-properties fo:font-weight="bold" style:font-weight-asian="bold" style:font-weight-complex="bold"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font-weight="bold" style:font-weight-asian="bold" style:font-weight-complex="bold" fo:language="en" fo:country="US"/>
    </style:style>
    <style:style style:name="T33" style:parent-style-name="Policepardéfaut" style:family="text">
      <style:text-properties fo:language="en" fo:country="US"/>
    </style:style>
    <style:style style:name="T34" style:parent-style-name="Policepardéfaut" style:family="text">
      <style:text-properties fo:font-weight="bold" style:font-weight-asian="bold" style:font-weight-complex="bold"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style:font-name="Segoe UI Emoji" style:font-name-complex="Segoe UI Emoji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font-weight="bold" style:font-weight-asian="bold" style:font-weight-complex="bold"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Normal" style:list-style-name="LFO4" style:family="paragraph"/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font-weight="bold" style:font-weight-asian="bold" style:font-weight-complex="bold" fo:language="en" fo:country="US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font-weight="bold" style:font-weight-asian="bold" style:font-weight-complex="bold" fo:language="en" fo:country="US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list-style-name="LFO5" style:family="paragraph"/>
    <style:style style:name="T51" style:parent-style-name="Policepardéfaut" style:family="text">
      <style:text-properties fo:language="en" fo:country="US"/>
    </style:style>
    <style:style style:name="T52" style:parent-style-name="Policepardéfaut" style:family="text">
      <style:text-properties fo:font-weight="bold" style:font-weight-asian="bold" style:font-weight-complex="bold" fo:language="en" fo:country="US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Normal" style:list-style-name="LFO6" style:family="paragraph"/>
    <style:style style:name="T56" style:parent-style-name="Policepardéfaut" style:family="text">
      <style:text-properties fo:font-weight="bold" style:font-weight-asian="bold" style:font-weight-complex="bold" fo:language="en" fo:country="US"/>
    </style:style>
    <style:style style:name="T57" style:parent-style-name="Policepardéfaut" style:family="text">
      <style:text-properties fo:language="en" fo:country="US"/>
    </style:style>
    <style:style style:name="P58" style:parent-style-name="Normal" style:list-style-name="LFO6" style:family="paragraph"/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fo:font-weight="bold" style:font-weight-asian="bold" style:font-weight-complex="bold" fo:language="en" fo:country="US"/>
    </style:style>
    <style:style style:name="T61" style:parent-style-name="Policepardéfaut" style:family="text">
      <style:text-properties fo:language="en" fo:country="US"/>
    </style:style>
    <style:style style:name="T62" style:parent-style-name="Policepardéfaut" style:family="text">
      <style:text-properties style:font-name="Segoe UI Emoji" style:font-name-complex="Segoe UI Emoji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Normal" style:list-style-name="LFO7" style:family="paragraph"/>
    <style:style style:name="T66" style:parent-style-name="Policepardéfaut" style:family="text">
      <style:text-properties fo:language="en" fo:country="US"/>
    </style:style>
    <style:style style:name="T67" style:parent-style-name="Policepardéfaut" style:family="text">
      <style:text-properties fo:font-weight="bold" style:font-weight-asian="bold" style:font-weight-complex="bold" fo:language="en" fo:country="US"/>
    </style:style>
    <style:style style:name="T68" style:parent-style-name="Policepardéfaut" style:family="text">
      <style:text-properties fo:language="en" fo:country="US"/>
    </style:style>
    <style:style style:name="P69" style:parent-style-name="Normal" style:list-style-name="LFO7" style:family="paragraph"/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fo:font-weight="bold" style:font-weight-asian="bold" style:font-weight-complex="bold"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8" style:family="paragraph"/>
    <style:style style:name="T75" style:parent-style-name="Policepardéfaut" style:family="text">
      <style:text-properties fo:language="en" fo:country="US"/>
    </style:style>
    <style:style style:name="T76" style:parent-style-name="Policepardéfaut" style:family="text">
      <style:text-properties fo:font-weight="bold" style:font-weight-asian="bold" style:font-weight-complex="bold" fo:language="en" fo:country="US"/>
    </style:style>
    <style:style style:name="T77" style:parent-style-name="Policepardéfaut" style:family="text">
      <style:text-properties fo:language="en" fo:country="US"/>
    </style:style>
    <style:style style:name="P78" style:parent-style-name="Normal" style:list-style-name="LFO8" style:family="paragraph"/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weight="bold" style:font-weight-asian="bold" style:font-weight-complex="bold" fo:language="en" fo:country="US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style:font-name="Segoe UI Emoji" style:font-name-complex="Segoe UI Emoji"/>
    </style:style>
    <style:style style:name="T83" style:parent-style-name="Policepardéfaut" style:family="text">
      <style:text-properties fo:language="en" fo:country="US"/>
    </style:style>
    <style:style style:name="T84" style:parent-style-name="Policepardéfaut" style:family="text">
      <style:text-properties fo:font-weight="bold" style:font-weight-asian="bold" style:font-weight-complex="bold" fo:language="en" fo:country="US"/>
    </style:style>
    <style:style style:name="P85" style:parent-style-name="Normal" style:list-style-name="LFO9" style:family="paragraph"/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fo:font-weight="bold" style:font-weight-asian="bold" style:font-weight-complex="bold" fo:language="en" fo:country="US"/>
    </style:style>
    <style:style style:name="T88" style:parent-style-name="Policepardéfaut" style:family="text">
      <style:text-properties fo:language="en" fo:country="US"/>
    </style:style>
    <style:style style:name="P89" style:parent-style-name="Normal" style:list-style-name="LFO9" style:family="paragraph"/>
    <style:style style:name="T90" style:parent-style-name="Policepardéfaut" style:family="text">
      <style:text-properties fo:font-weight="bold" style:font-weight-asian="bold" style:font-weight-complex="bold" fo:language="en" fo:country="US"/>
    </style:style>
    <style:style style:name="T91" style:parent-style-name="Policepardéfaut" style:family="text">
      <style:text-properties fo:language="en" fo:country="US"/>
    </style:style>
    <style:style style:name="P92" style:parent-style-name="Normal" style:list-style-name="LFO9" style:family="paragraph"/>
    <style:style style:name="T93" style:parent-style-name="Policepardéfaut" style:family="text">
      <style:text-properties fo:font-weight="bold" style:font-weight-asian="bold" style:font-weight-complex="bold" fo:language="en" fo:country="US"/>
    </style:style>
    <style:style style:name="T94" style:parent-style-name="Policepardéfaut" style:family="text">
      <style:text-properties fo:language="en" fo:country="US"/>
    </style:style>
    <style:style style:name="T95" style:parent-style-name="Policepardéfaut" style:family="text">
      <style:text-properties style:font-name="Segoe UI Emoji" style:font-name-complex="Segoe UI Emoji"/>
    </style:style>
    <style:style style:name="P96" style:parent-style-name="Normal" style:list-style-name="LFO10" style:family="paragraph"/>
    <style:style style:name="T97" style:parent-style-name="Policepardéfaut" style:family="text">
      <style:text-properties fo:font-weight="bold" style:font-weight-asian="bold" style:font-weight-complex="bold" fo:language="en" fo:country="US"/>
    </style:style>
    <style:style style:name="T98" style:parent-style-name="Policepardéfaut" style:family="text">
      <style:text-properties fo:language="en" fo:country="US"/>
    </style:style>
    <style:style style:name="P99" style:parent-style-name="Normal" style:list-style-name="LFO10" style:family="paragraph"/>
    <style:style style:name="T100" style:parent-style-name="Policepardéfaut" style:family="text">
      <style:text-properties fo:font-weight="bold" style:font-weight-asian="bold" style:font-weight-complex="bold" fo:language="en" fo:country="US"/>
    </style:style>
    <style:style style:name="T101" style:parent-style-name="Policepardéfaut" style:family="text">
      <style:text-properties fo:language="en" fo:country="US"/>
    </style:style>
    <style:style style:name="P102" style:parent-style-name="Normal" style:list-style-name="LFO10" style:family="paragraph"/>
    <style:style style:name="T103" style:parent-style-name="Policepardéfaut" style:family="text">
      <style:text-properties fo:language="en" fo:country="US"/>
    </style:style>
    <style:style style:name="T104" style:parent-style-name="Policepardéfaut" style:family="text">
      <style:text-properties fo:font-weight="bold" style:font-weight-asian="bold" style:font-weight-complex="bold" fo:language="en" fo:country="US"/>
    </style:style>
    <style:style style:name="T105" style:parent-style-name="Policepardéfaut" style:family="text">
      <style:text-properties fo:language="en" fo:country="US"/>
    </style:style>
    <style:style style:name="P106" style:parent-style-name="Normal" style:list-style-name="LFO10" style:family="paragraph"/>
    <style:style style:name="P107" style:parent-style-name="Normal" style:list-style-name="LFO10" style:family="paragraph">
      <style:text-properties fo:language="en" fo:country="US"/>
    </style:style>
    <style:style style:name="P108" style:parent-style-name="Normal" style:list-style-name="LFO10" style:family="paragraph">
      <style:text-properties fo:language="en" fo:country="US"/>
    </style:style>
    <style:style style:name="P109" style:parent-style-name="Normal" style:list-style-name="LFO10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onclusions PARIS</text:span></text:p>
      <text:p text:style-name="P3"/>
      <text:h text:style-name="Titre2" text:outline-level="2"><text:span text:style-name="T4">🔹</text:span><text:span text:style-name="T5"><text:s/>1. Seasonal impact (summer vs winter)</text:span></text:h>
      <text:p text:style-name="Normal"><text:span text:style-name="T6">PV generation</text:span></text:p>
      <text:list text:style-name="LFO1" text:continue-numbering="true">
        <text:list-item>
          <text:p text:style-name="P7"><text:span text:style-name="T8">In<text:s/></text:span><text:span text:style-name="T9">summer</text:span><text:span text:style-name="T10">, Paris enjoys significant PV generation, though slightly lower than more southern cities like Ljubljana.</text:span></text:p>
        </text:list-item>
        <text:list-item>
          <text:p text:style-name="P11"><text:span text:style-name="T12">In<text:s/></text:span><text:span text:style-name="T13">winter</text:span><text:span text:style-name="T14">, PV output drops sharply — production becomes minimal, except around midday.</text:span></text:p>
        </text:list-item>
      </text:list>
      <text:p text:style-name="Normal"><text:span text:style-name="T15">PV support to the house</text:span></text:p>
      <text:list text:style-name="LFO2" text:continue-numbering="true">
        <text:list-item>
          <text:p text:style-name="P16"><text:span text:style-name="T17">In summer, PV can<text:s/></text:span><text:span text:style-name="T18">cover a meaningful share of household demand</text:span><text:span text:style-name="T19">, especially on weekends (when the vehicle is usually parked at home).</text:span></text:p>
        </text:list-item>
        <text:list-item>
          <text:p text:style-name="P20"><text:span text:style-name="T21">In winter, PV support is<text:s/></text:span><text:span text:style-name="T22">very limited</text:span><text:span text:style-name="T23">, even when the vehicle is connected.</text:span></text:p>
        </text:list-item>
      </text:list>
      <text:p text:style-name="Normal"><text:span text:style-name="T24">Savings</text:span></text:p>
      <text:list text:style-name="LFO3" text:continue-numbering="true">
        <text:list-item>
          <text:p text:style-name="P25"><text:span text:style-name="T26">Summer savings</text:span><text:span text:style-name="T27"><text:s/>are moderate and stable across scenarios.</text:span></text:p>
        </text:list-item>
        <text:list-item>
          <text:p text:style-name="P28"><text:span text:style-name="T29">In<text:s/></text:span><text:span text:style-name="T30">winter</text:span><text:span text:style-name="T31">, results are<text:s/></text:span><text:span text:style-name="T32">more irregular</text:span><text:span text:style-name="T33">: in optimal weekday home-parking scenarios, savings can be<text:s/></text:span><text:span text:style-name="T34">up to 3× higher</text:span><text:span text:style-name="T35"><text:s/>than in other cases.</text:span></text:p>
        </text:list-item>
      </text:list>
      <text:p text:style-name="Normal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36">🔹</text:span><text:span text:style-name="T37"><text:s/>2. Battery size impact (small vs large)</text:span></text:h>
      <text:p text:style-name="Normal"><text:span text:style-name="T38">Energy charged</text:span></text:p>
      <text:list text:style-name="LFO4" text:continue-numbering="true">
        <text:list-item>
          <text:p text:style-name="P39"><text:span text:style-name="T40">In Paris, large batteries can<text:s/></text:span><text:span text:style-name="T41">absorb up to 2× more energy</text:span><text:span text:style-name="T42"><text:s/>than small ones.</text:span></text:p>
        </text:list-item>
        <text:list-item>
          <text:p text:style-name="P43"><text:span text:style-name="T44">However, this does<text:s/></text:span><text:span text:style-name="T45">not always translate into better performance</text:span><text:span text:style-name="T46">, due to relatively<text:s/></text:span><text:span text:style-name="T47">low household demand</text:span><text:span text:style-name="T48">.</text:span></text:p>
        </text:list-item>
      </text:list>
      <text:p text:style-name="Normal"><text:span text:style-name="T49">Flexibility delivered</text:span></text:p>
      <text:list text:style-name="LFO5" text:continue-numbering="true">
        <text:list-item>
          <text:p text:style-name="P50"><text:span text:style-name="T51">Flexibility remains<text:s/></text:span><text:span text:style-name="T52">almost identical</text:span><text:span text:style-name="T53"><text:s/>between small and large batteries, as discharge power is capped in both cases.</text:span></text:p>
        </text:list-item>
      </text:list>
      <text:p text:style-name="Normal"><text:span text:style-name="T54">Self-sufficiency &amp; savings</text:span></text:p>
      <text:list text:style-name="LFO6" text:continue-numbering="true">
        <text:list-item>
          <text:p text:style-name="P55"><text:span text:style-name="T56">Self-sufficiency barely improves</text:span><text:span text:style-name="T57"><text:s/>with a larger battery.</text:span></text:p>
        </text:list-item>
        <text:list-item>
          <text:p text:style-name="P58"><text:span text:style-name="T59">In some scenarios,<text:s/></text:span><text:span text:style-name="T60">small batteries perform better</text:span><text:span text:style-name="T61">, due to more efficient energy use and less unused capacity.</text:span></text:p>
        </text:list-item>
      </text:list>
      <text:p text:style-name="Normal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62">🔹</text:span><text:span text:style-name="T63"><text:s/>3. Parking location (home vs workplace)</text:span></text:h>
      <text:p text:style-name="Normal"><text:span text:style-name="T64">At home</text:span></text:p>
      <text:soft-page-break/>
      <text:list text:style-name="LFO7" text:continue-numbering="true">
        <text:list-item>
          <text:p text:style-name="P65"><text:span text:style-name="T66">Allows for<text:s/></text:span><text:span text:style-name="T67">better alignment</text:span><text:span text:style-name="T68"><text:s/>with household demand peaks and PV availability.</text:span></text:p>
        </text:list-item>
        <text:list-item>
          <text:p text:style-name="P69"><text:span text:style-name="T70">Leads to<text:s/></text:span><text:span text:style-name="T71">2× to 3× better performance</text:span><text:span text:style-name="T72"><text:s/>in terms of flexibility, autonomy, and savings.</text:span></text:p>
        </text:list-item>
      </text:list>
      <text:p text:style-name="Normal"><text:span text:style-name="T73">At work</text:span></text:p>
      <text:list text:style-name="LFO8" text:continue-numbering="true">
        <text:list-item>
          <text:p text:style-name="P74"><text:span text:style-name="T75">The vehicle is<text:s/></text:span><text:span text:style-name="T76">unavailable during key demand periods</text:span><text:span text:style-name="T77"><text:s/>at home.</text:span></text:p>
        </text:list-item>
        <text:list-item>
          <text:p text:style-name="P78"><text:span text:style-name="T79">Results are<text:s/></text:span><text:span text:style-name="T80">consistently worse</text:span><text:span text:style-name="T81">, regardless of battery size or season.</text:span></text:p>
        </text:list-item>
      </text:list>
      <text:p text:style-name="Normal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82">🔹</text:span><text:span text:style-name="T83"><text:s/>4. Dynamic pricing structure</text:span></text:h>
      <text:p text:style-name="Normal"><text:span text:style-name="T84">Impact on charge/discharge strategy</text:span></text:p>
      <text:list text:style-name="LFO9" text:continue-numbering="true">
        <text:list-item>
          <text:p text:style-name="P85"><text:span text:style-name="T86">In Paris,<text:s/></text:span><text:span text:style-name="T87">dynamic electricity pricing</text:span><text:span text:style-name="T88"><text:s/>(e.g. EV4EU blocks) significantly influences outcomes.</text:span></text:p>
        </text:list-item>
        <text:list-item>
          <text:p text:style-name="P89"><text:span text:style-name="T90">Discharging during peak hours</text:span><text:span text:style-name="T91"><text:s/>(especially evenings) provides substantial savings.</text:span></text:p>
        </text:list-item>
        <text:list-item>
          <text:p text:style-name="P92"><text:span text:style-name="T93">Charging during off-peak hours</text:span><text:span text:style-name="T94">, ideally with surplus PV, is key to maximizing cost efficiency.</text:span></text:p>
        </text:list-item>
      </text:list>
      <text:p text:style-name="Normal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<text:span text:style-name="T95">🔹</text:span><text:s/>General conclusions for Paris</text:h>
      <text:list text:style-name="LFO10" text:continue-numbering="true">
        <text:list-item>
          <text:p text:style-name="P96"><text:span text:style-name="T97">Household demand is often too low</text:span><text:span text:style-name="T98"><text:s/>to fully utilize battery potential.</text:span></text:p>
        </text:list-item>
        <text:list-item>
          <text:p text:style-name="P99"><text:span text:style-name="T100">Scheduling matters more than storage</text:span><text:span text:style-name="T101"><text:s/>— when and where the vehicle is connected drives most of the results.</text:span></text:p>
        </text:list-item>
        <text:list-item>
          <text:p text:style-name="P102"><text:span text:style-name="T103">The<text:s/></text:span><text:span text:style-name="T104">best performance</text:span><text:span text:style-name="T105"><text:s/>in Paris comes from:</text:span></text:p>
          <text:list text:continue-numbering="true">
            <text:list-item>
              <text:p text:style-name="P106">Home parking,</text:p>
            </text:list-item>
            <text:list-item>
              <text:p text:style-name="P107">Smart use of off-peak charging and PV,</text:p>
            </text:list-item>
            <text:list-item>
              <text:p text:style-name="P108">Targeted discharging during expensive hours,</text:p>
            </text:list-item>
            <text:list-item>
              <text:p text:style-name="P109">Appropriately sized battery (not necessarily large)</text:p>
            </text:list-item>
          </text:list>
        </text:list-item>
      </text:list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10T09:34:00Z</meta:creation-date>
    <dc:date>2025-06-10T09:47:00Z</dc:date>
    <meta:template xlink:href="Normal.dotm" xlink:type="simple"/>
    <meta:editing-cycles>2</meta:editing-cycles>
    <meta:editing-duration>PT780S</meta:editing-duration>
    <meta:document-statistic meta:page-count="2" meta:paragraph-count="4" meta:word-count="365" meta:character-count="2374" meta:row-count="16" meta:non-whitespace-character-count="2013"/>
  </office:meta>
</office:document-meta>
</file>